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7874in"/>
    </style:style>
    <style:style style:name="co2" style:family="table-column">
      <style:table-column-properties fo:break-before="auto" style:column-width="2.0154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1.7902in"/>
    </style:style>
    <style:style style:name="co5" style:family="table-column">
      <style:table-column-properties fo:break-before="auto" style:column-width="2.3902in"/>
    </style:style>
    <style:style style:name="co6" style:family="table-column">
      <style:table-column-properties fo:break-before="auto" style:column-width="1.275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1118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0.4602in"/>
    </style:style>
    <style:style style:name="co11" style:family="table-column">
      <style:table-column-properties fo:break-before="auto" style:column-width="0.3535in"/>
    </style:style>
    <style:style style:name="co12" style:family="table-column">
      <style:table-column-properties fo:break-before="auto" style:column-width="0.5681in"/>
    </style:style>
    <style:style style:name="co13" style:family="table-column">
      <style:table-column-properties fo:break-before="auto" style:column-width="7.0846in"/>
    </style:style>
    <style:style style:name="co14" style:family="table-column">
      <style:table-column-properties fo:break-before="auto" style:column-width="0.6217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1.2972in"/>
    </style:style>
    <style:style style:name="co17" style:family="table-column">
      <style:table-column-properties fo:break-before="auto" style:column-width="0.6693in"/>
    </style:style>
    <style:style style:name="co18" style:family="table-column">
      <style:table-column-properties fo:break-before="auto" style:column-width="0.6874in"/>
    </style:style>
    <style:style style:name="co19" style:family="table-column">
      <style:table-column-properties fo:break-before="auto" style:column-width="0.6783in"/>
    </style:style>
    <style:style style:name="co20" style:family="table-column">
      <style:table-column-properties fo:break-before="auto" style:column-width="6.1646in"/>
    </style:style>
    <style:style style:name="co21" style:family="table-column">
      <style:table-column-properties fo:break-before="auto" style:column-width="1.4917in"/>
    </style:style>
    <style:style style:name="co22" style:family="table-column">
      <style:table-column-properties fo:break-before="auto" style:column-width="5.1366in"/>
    </style:style>
    <style:style style:name="co23" style:family="table-column">
      <style:table-column-properties fo:break-before="auto" style:column-width="2.0811in"/>
    </style:style>
    <style:style style:name="co24" style:family="table-column">
      <style:table-column-properties fo:break-before="auto" style:column-width="2.4654in"/>
    </style:style>
    <style:style style:name="co25" style:family="table-column">
      <style:table-column-properties fo:break-before="auto" style:column-width="1.2862in"/>
    </style:style>
    <style:style style:name="co26" style:family="table-column">
      <style:table-column-properties fo:break-before="auto" style:column-width="2.224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ièce</text:p>
          </table:table-cell>
          <table:table-cell table:style-name="ce1" office:value-type="string" calcext:value-type="string">
            <text:p>Matériel de base</text:p>
          </table:table-cell>
          <table:table-cell table:style-name="ce1" office:value-type="string" calcext:value-type="string">
            <text:p>Outils requis</text:p>
          </table:table-cell>
          <table:table-cell table:style-name="ce1" office:value-type="string" calcext:value-type="string">
            <text:p>Numéro de dessin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Qté requise</text:p>
          </table:table-cell>
          <table:table-cell table:style-name="ce1" office:value-type="string" calcext:value-type="string">
            <text:p>Qté construite</text:p>
          </table:table-cell>
        </table:table-row>
        <table:table-row table:style-name="ro1">
          <table:table-cell office:value-type="string" calcext:value-type="string">
            <text:p>Panneau latéral</text:p>
          </table:table-cell>
          <table:table-cell office:value-type="string" calcext:value-type="string">
            <text:p>Planche B</text:p>
          </table:table-cell>
          <table:table-cell office:value-type="string" calcext:value-type="string">
            <text:p>Banc de sci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anneau dessus/dessous</text:p>
          </table:table-cell>
          <table:table-cell office:value-type="string" calcext:value-type="string">
            <text:p>Planche A</text:p>
          </table:table-cell>
          <table:table-cell office:value-type="string" calcext:value-type="string">
            <text:p>Banc de sc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Inventaire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ce3"/>
        <table:table-column table:style-name="co18" table:default-cell-style-name="ce3"/>
        <table:table-column table:style-name="co7" table:number-columns-repeated="2" table:default-cell-style-name="ce4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ovenance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# dispo</text:p>
          </table:table-cell>
          <table:table-cell table:style-name="ce1" office:value-type="string" calcext:value-type="string">
            <text:p>Utilisé pour</text:p>
          </table:table-cell>
          <table:table-cell table:style-name="ce1" office:value-type="string" calcext:value-type="string">
            <text:p>Coupe</text:p>
          </table:table-cell>
          <table:table-cell table:style-name="ce1" office:value-type="string" calcext:value-type="string">
            <text:p>Utilisé</text:p>
          </table:table-cell>
          <table:table-cell table:style-name="ce1" office:value-type="string" calcext:value-type="string">
            <text:p>Nombre utilisé</text:p>
          </table:table-cell>
          <table:table-cell table:style-name="ce1" office:value-type="string" calcext:value-type="string">
            <text:p>Restant</text:p>
          </table:table-cell>
          <table:table-cell table:style-name="ce1" office:value-type="string" calcext:value-type="string">
            <text:p>L1 (mm)</text:p>
          </table:table-cell>
          <table:table-cell table:style-name="ce1" office:value-type="string" calcext:value-type="string">
            <text:p>L2 (mm)</text:p>
          </table:table-cell>
          <table:table-cell table:style-name="ce1" office:value-type="string" calcext:value-type="string">
            <text:p>L1 (in)</text:p>
          </table:table-cell>
          <table:table-cell table:style-name="ce1" office:value-type="string" calcext:value-type="string">
            <text:p>L2( in)</text:p>
          </table:table-cell>
        </table:table-row>
        <table:table-row table:style-name="ro1">
          <table:table-cell office:value-type="string" calcext:value-type="string">
            <text:p>Bar arrière longue</text:p>
          </table:table-cell>
          <table:table-cell office:value-type="string" calcext:value-type="string">
            <text:p>Assemblage C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formula="of:=SUM([.J3:.J5])" office:value-type="float" office:value="4" calcext:value-type="float">
            <text:p>4</text:p>
          </table:table-cell>
          <table:table-cell table:formula="of:=[.F2]-[.J2]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(brace_bar_back_panel_a,brace_bar_back_panel_f), (brace_bar_back_panel_b,brace_bar_back_panel_c)</text:p>
          </table:table-cell>
          <table:table-cell office:value-type="string" calcext:value-type="string">
            <text:p>W</text:p>
          </table:table-cell>
          <table:table-cell table:formula="of:=SUM([.L3:.M3])" office:value-type="float" office:value="536.03" calcext:value-type="float">
            <text:p>536.03</text:p>
          </table:table-cell>
          <table:table-cell office:value-type="float" office:value="2" calcext:value-type="float">
            <text:p>2</text:p>
          </table:table-cell>
          <table:table-cell table:formula="of:=[.C2]-[.I3]" office:value-type="float" office:value="98.97" calcext:value-type="float">
            <text:p>98.97</text:p>
          </table:table-cell>
          <table:table-cell table:formula="of:=371.7" office:value-type="float" office:value="371.7" calcext:value-type="float">
            <text:p>372</text:p>
          </table:table-cell>
          <table:table-cell table:formula="of:=164.33" office:value-type="float" office:value="164.33" calcext:value-type="float">
            <text:p>164</text:p>
          </table:table-cell>
          <table:table-cell table:formula="of:=[.L3]/25.4" office:value-type="float" office:value="14.6338582677165" calcext:value-type="float">
            <text:p>14.63</text:p>
          </table:table-cell>
          <table:table-cell table:formula="of:=[.M3]/25.4" office:value-type="float" office:value="6.46968503937008" calcext:value-type="float">
            <text:p>6.4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brace_bar_back_panel_d,e)</text:p>
          </table:table-cell>
          <table:table-cell office:value-type="string" calcext:value-type="string">
            <text:p>W</text:p>
          </table:table-cell>
          <table:table-cell table:formula="of:=SUM([.L4:.M4])" office:value-type="float" office:value="506.03" calcext:value-type="float">
            <text:p>506.03</text:p>
          </table:table-cell>
          <table:table-cell office:value-type="float" office:value="1" calcext:value-type="float">
            <text:p>1</text:p>
          </table:table-cell>
          <table:table-cell table:formula="of:=[.C2]-[.I4]" office:value-type="float" office:value="128.97" calcext:value-type="float">
            <text:p>128.97</text:p>
          </table:table-cell>
          <table:table-cell table:formula="of:=371.7" office:value-type="float" office:value="371.7" calcext:value-type="float">
            <text:p>372</text:p>
          </table:table-cell>
          <table:table-cell table:formula="of:=134.33" office:value-type="float" office:value="134.33" calcext:value-type="float">
            <text:p>134</text:p>
          </table:table-cell>
          <table:table-cell table:formula="of:=[.L4]/25.4" office:value-type="float" office:value="14.6338582677165" calcext:value-type="float">
            <text:p>14.63</text:p>
          </table:table-cell>
          <table:table-cell table:formula="of:=[.M4]/25.4" office:value-type="float" office:value="5.28858267716536" calcext:value-type="float">
            <text:p>5.2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iddle_brace_bar_fin_2</text:p>
          </table:table-cell>
          <table:table-cell office:value-type="string" calcext:value-type="string">
            <text:p>W</text:p>
          </table:table-cell>
          <table:table-cell table:formula="of:=SUM([.L5:.M5])" office:value-type="float" office:value="505.67" calcext:value-type="float">
            <text:p>505.67</text:p>
          </table:table-cell>
          <table:table-cell office:value-type="float" office:value="1" calcext:value-type="float">
            <text:p>1</text:p>
          </table:table-cell>
          <table:table-cell table:formula="of:=[.C$2]-[.I5]" office:value-type="float" office:value="129.33" calcext:value-type="float">
            <text:p>129.33</text:p>
          </table:table-cell>
          <table:table-cell office:value-type="float" office:value="505.67" calcext:value-type="float">
            <text:p>506</text:p>
          </table:table-cell>
          <table:table-cell/>
          <table:table-cell table:formula="of:=[.L5]/25.4" office:value-type="float" office:value="19.9082677165354" calcext:value-type="float">
            <text:p>19.91</text:p>
          </table:table-cell>
          <table:table-cell/>
        </table:table-row>
        <table:table-row table:style-name="ro1">
          <table:table-cell office:value-type="string" calcext:value-type="string">
            <text:p>Bar longue côtés</text:p>
          </table:table-cell>
          <table:table-cell office:value-type="string" calcext:value-type="string">
            <text:p>Assemblage B</text:p>
          </table:table-cell>
          <table:table-cell office:value-type="float" office:value="1115" calcext:value-type="float">
            <text:p>11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formula="of:=SUM([.J7:.J12])" office:value-type="float" office:value="6" calcext:value-type="float">
            <text:p>6</text:p>
          </table:table-cell>
          <table:table-cell table:formula="of:=[.F6]-[.J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(side_panel_1_a,middle_brace_bar_fin_1and2_fin2)</text:p>
          </table:table-cell>
          <table:table-cell office:value-type="string" calcext:value-type="string">
            <text:p>W</text:p>
          </table:table-cell>
          <table:table-cell table:formula="of:=SUM([.L7:.M7])" office:value-type="float" office:value="959.34" calcext:value-type="float">
            <text:p>959.34</text:p>
          </table:table-cell>
          <table:table-cell office:value-type="float" office:value="1" calcext:value-type="float">
            <text:p>1</text:p>
          </table:table-cell>
          <table:table-cell table:formula="of:=[.C6]-[.I7]" office:value-type="float" office:value="155.66" calcext:value-type="float">
            <text:p>155.66</text:p>
          </table:table-cell>
          <table:table-cell table:formula="of:=674" office:value-type="float" office:value="674" calcext:value-type="float">
            <text:p>674</text:p>
          </table:table-cell>
          <table:table-cell table:formula="of:=285.34" office:value-type="float" office:value="285.34" calcext:value-type="float">
            <text:p>285</text:p>
          </table:table-cell>
          <table:table-cell table:formula="of:=[.L7]/25.4" office:value-type="float" office:value="26.5354330708661" calcext:value-type="float">
            <text:p>26.54</text:p>
          </table:table-cell>
          <table:table-cell table:formula="of:=[.M7]/25.4" office:value-type="float" office:value="11.2338582677165" calcext:value-type="float">
            <text:p>11.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side_panel_1_b,middle_brace_bar_fin_1and2_fin1)</text:p>
          </table:table-cell>
          <table:table-cell office:value-type="string" calcext:value-type="string">
            <text:p>W</text:p>
          </table:table-cell>
          <table:table-cell table:formula="of:=SUM([.L8:.M8])" office:value-type="float" office:value="959.34" calcext:value-type="float">
            <text:p>959.34</text:p>
          </table:table-cell>
          <table:table-cell office:value-type="float" office:value="1" calcext:value-type="float">
            <text:p>1</text:p>
          </table:table-cell>
          <table:table-cell table:formula="of:=[.C6]-[.I8]" office:value-type="float" office:value="155.66" calcext:value-type="float">
            <text:p>155.66</text:p>
          </table:table-cell>
          <table:table-cell table:formula="of:=674" office:value-type="float" office:value="674" calcext:value-type="float">
            <text:p>674</text:p>
          </table:table-cell>
          <table:table-cell table:formula="of:=285.34" office:value-type="float" office:value="285.34" calcext:value-type="float">
            <text:p>285</text:p>
          </table:table-cell>
          <table:table-cell table:formula="of:=[.L8]/25.4" office:value-type="float" office:value="26.5354330708661" calcext:value-type="float">
            <text:p>26.54</text:p>
          </table:table-cell>
          <table:table-cell table:formula="of:=[.M8]/25.4" office:value-type="float" office:value="11.2338582677165" calcext:value-type="float">
            <text:p>11.2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side_panel_2_a, )(side_panel_2_b,)</text:p>
          </table:table-cell>
          <table:table-cell office:value-type="string" calcext:value-type="string">
            <text:p>W</text:p>
          </table:table-cell>
          <table:table-cell table:formula="of:=SUM([.L9:.M9])" office:value-type="float" office:value="687" calcext:value-type="float">
            <text:p>687</text:p>
          </table:table-cell>
          <table:table-cell office:value-type="float" office:value="2" calcext:value-type="float">
            <text:p>2</text:p>
          </table:table-cell>
          <table:table-cell table:formula="of:=[.C6]-[.I9]" office:value-type="float" office:value="428" calcext:value-type="float">
            <text:p>428</text:p>
          </table:table-cell>
          <table:table-cell office:value-type="float" office:value="687" calcext:value-type="float">
            <text:p>687</text:p>
          </table:table-cell>
          <table:table-cell/>
          <table:table-cell table:formula="of:=[.L9]/25.4" office:value-type="float" office:value="27.0472440944882" calcext:value-type="float">
            <text:p>27.05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(middle_brace_bar_side_panel_2, brace_bar_fin_2_a)</text:p>
          </table:table-cell>
          <table:table-cell office:value-type="string" calcext:value-type="string">
            <text:p>W</text:p>
          </table:table-cell>
          <table:table-cell table:formula="of:=SUM([.L10:.M10])" office:value-type="float" office:value="1106.86" calcext:value-type="float">
            <text:p>1106.86</text:p>
          </table:table-cell>
          <table:table-cell office:value-type="float" office:value="1" calcext:value-type="float">
            <text:p>1</text:p>
          </table:table-cell>
          <table:table-cell table:formula="of:=[.C$6]-[.I10]" office:value-type="float" office:value="8.13999999999987" calcext:value-type="float">
            <text:p>8.13999999999987</text:p>
          </table:table-cell>
          <table:table-cell table:formula="of:=449.86" office:value-type="float" office:value="449.86" calcext:value-type="float">
            <text:p>450</text:p>
          </table:table-cell>
          <table:table-cell table:formula="of:=657" office:value-type="float" office:value="657" calcext:value-type="float">
            <text:p>657</text:p>
          </table:table-cell>
          <table:table-cell table:formula="of:=[.L10]/25.4" office:value-type="float" office:value="17.7110236220472" calcext:value-type="float">
            <text:p>17.71</text:p>
          </table:table-cell>
          <table:table-cell table:formula="of:=[.M10]/25.4" office:value-type="float" office:value="25.8661417322835" calcext:value-type="float">
            <text:p>25.8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middle_brace_bar_side_panel_1, middle_brace_bar_fin_1)</text:p>
          </table:table-cell>
          <table:table-cell office:value-type="string" calcext:value-type="string">
            <text:p>W</text:p>
          </table:table-cell>
          <table:table-cell table:formula="of:=SUM([.L11:.M11])" office:value-type="float" office:value="1063.67" calcext:value-type="float">
            <text:p>1063.67</text:p>
          </table:table-cell>
          <table:table-cell office:value-type="float" office:value="1" calcext:value-type="float">
            <text:p>1</text:p>
          </table:table-cell>
          <table:table-cell table:formula="of:=[.C$6]-[.I11]" office:value-type="float" office:value="51.3299999999999" calcext:value-type="float">
            <text:p>51.3299999999999</text:p>
          </table:table-cell>
          <table:table-cell table:formula="of:=614" office:value-type="float" office:value="614" calcext:value-type="float">
            <text:p>614</text:p>
          </table:table-cell>
          <table:table-cell table:formula="of:=449.67" office:value-type="float" office:value="449.67" calcext:value-type="float">
            <text:p>450</text:p>
          </table:table-cell>
          <table:table-cell table:formula="of:=[.L11]/25.4" office:value-type="float" office:value="24.1732283464567" calcext:value-type="float">
            <text:p>24.17</text:p>
          </table:table-cell>
          <table:table-cell table:formula="of:=[.M11]/25.4" office:value-type="float" office:value="17.7035433070866" calcext:value-type="float">
            <text:p>17.70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rres courte côtés</text:p>
          </table:table-cell>
          <table:table-cell office:value-type="string" calcext:value-type="string">
            <text:p>Assemblage B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formula="of:=SUM([.J14:.J17])" office:value-type="float" office:value="5" calcext:value-type="float">
            <text:p>5</text:p>
          </table:table-cell>
          <table:table-cell table:formula="of:=[.F13]-[.J13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ide_panel_2_c, side_panel_1_c,d</text:p>
          </table:table-cell>
          <table:table-cell office:value-type="string" calcext:value-type="string">
            <text:p>Tel quel</text:p>
          </table:table-cell>
          <table:table-cell table:formula="of:=SUM([.L14:.M14])"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[.L14]/25.4" office:value-type="float" office:value="10.2362204724409" calcext:value-type="float">
            <text:p>10.24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ross_brace_fin_1,2</text:p>
          </table:table-cell>
          <table:table-cell office:value-type="string" calcext:value-type="string">
            <text:p>tel quel</text:p>
          </table:table-cell>
          <table:table-cell table:formula="of:=SUM([.L15:.M15])"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[.L15]/25.4" office:value-type="float" office:value="10.2362204724409" calcext:value-type="float">
            <text:p>10.24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arre longue coté endommagée</text:p>
          </table:table-cell>
          <table:table-cell office:value-type="string" calcext:value-type="string">
            <text:p>Assemblage B</text:p>
          </table:table-cell>
          <table:table-cell office:value-type="float" office:value="760" calcext:value-type="float">
            <text:p>76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SUM([.J19:.J21])" office:value-type="float" office:value="1" calcext:value-type="float">
            <text:p>1</text:p>
          </table:table-cell>
          <table:table-cell table:formula="of:=[.F18]-[.J1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(middle_brace_bar_fin_1and_2_fin1,middle_brace_bar_fin_1and_2_fin2)</text:p>
          </table:table-cell>
          <table:table-cell office:value-type="string" calcext:value-type="string">
            <text:p>w</text:p>
          </table:table-cell>
          <table:table-cell table:formula="of:=SUM([.L19:.M19])" office:value-type="float" office:value="570.68" calcext:value-type="float">
            <text:p>570.68</text:p>
          </table:table-cell>
          <table:table-cell office:value-type="float" office:value="1" calcext:value-type="float">
            <text:p>1</text:p>
          </table:table-cell>
          <table:table-cell table:formula="of:=[.C18]-[.I19]" office:value-type="float" office:value="189.32" calcext:value-type="float">
            <text:p>189.32</text:p>
          </table:table-cell>
          <table:table-cell table:number-columns-repeated="2" office:value-type="float" office:value="285.34" calcext:value-type="float">
            <text:p>285</text:p>
          </table:table-cell>
          <table:table-cell table:formula="of:=[.L19]/25.4" office:value-type="float" office:value="11.2338582677165" calcext:value-type="float">
            <text:p>11.23</text:p>
          </table:table-cell>
          <table:table-cell table:formula="of:=[.M19]/25.4" office:value-type="float" office:value="11.2338582677165" calcext:value-type="float">
            <text:p>11.2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arres longue avant</text:p>
          </table:table-cell>
          <table:table-cell office:value-type="string" calcext:value-type="string">
            <text:p>Assemblage C</text:p>
          </table:table-cell>
          <table:table-cell office:value-type="float" office:value="635" calcext:value-type="float">
            <text:p>63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formula="of:=SUM([.J23:.J26])" office:value-type="float" office:value="5" calcext:value-type="float">
            <text:p>5</text:p>
          </table:table-cell>
          <table:table-cell table:formula="of:=[.F22]-[.J2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(front_panel_bar_a, driver_brace_bar_a)</text:p>
          </table:table-cell>
          <table:table-cell office:value-type="string" calcext:value-type="string">
            <text:p>w</text:p>
          </table:table-cell>
          <table:table-cell table:formula="of:=SUM([.L23:.M23])" office:value-type="float" office:value="521.66" calcext:value-type="float">
            <text:p>521.66</text:p>
          </table:table-cell>
          <table:table-cell office:value-type="float" office:value="1" calcext:value-type="float">
            <text:p>1</text:p>
          </table:table-cell>
          <table:table-cell table:formula="of:=[.C22]-[.I23]" office:value-type="float" office:value="113.34" calcext:value-type="float">
            <text:p>113.34</text:p>
          </table:table-cell>
          <table:table-cell table:formula="of:=150" office:value-type="float" office:value="150" calcext:value-type="float">
            <text:p>150</text:p>
          </table:table-cell>
          <table:table-cell table:formula="of:=371.66" office:value-type="float" office:value="371.66" calcext:value-type="float">
            <text:p>372</text:p>
          </table:table-cell>
          <table:table-cell table:formula="of:=[.L23]/25.4" office:value-type="float" office:value="5.90551181102362" calcext:value-type="float">
            <text:p>5.91</text:p>
          </table:table-cell>
          <table:table-cell table:formula="of:=[.M23]/25.4" office:value-type="float" office:value="14.6322834645669" calcext:value-type="float">
            <text:p>14.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(front_panel_bar_b, driver_brace_bar_b)</text:p>
          </table:table-cell>
          <table:table-cell office:value-type="string" calcext:value-type="string">
            <text:p>w</text:p>
          </table:table-cell>
          <table:table-cell table:formula="of:=SUM([.L24:.M24])" office:value-type="float" office:value="521.66" calcext:value-type="float">
            <text:p>521.66</text:p>
          </table:table-cell>
          <table:table-cell office:value-type="float" office:value="1" calcext:value-type="float">
            <text:p>1</text:p>
          </table:table-cell>
          <table:table-cell table:formula="of:=[.C22]-[.I24]" office:value-type="float" office:value="113.34" calcext:value-type="float">
            <text:p>113.34</text:p>
          </table:table-cell>
          <table:table-cell table:formula="of:=150" office:value-type="float" office:value="150" calcext:value-type="float">
            <text:p>150</text:p>
          </table:table-cell>
          <table:table-cell table:formula="of:=371.66" office:value-type="float" office:value="371.66" calcext:value-type="float">
            <text:p>372</text:p>
          </table:table-cell>
          <table:table-cell table:formula="of:=[.L24]/25.4" office:value-type="float" office:value="5.90551181102362" calcext:value-type="float">
            <text:p>5.91</text:p>
          </table:table-cell>
          <table:table-cell table:formula="of:=[.M24]/25.4" office:value-type="float" office:value="14.6322834645669" calcext:value-type="float">
            <text:p>14.6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s/>brace_bar_fin_1_a,b</text:p>
          </table:table-cell>
          <table:table-cell office:value-type="string" calcext:value-type="string">
            <text:p>w</text:p>
          </table:table-cell>
          <table:table-cell table:formula="of:=SUM([.L25:.M25])" office:value-type="float" office:value="449.67" calcext:value-type="float">
            <text:p>449.67</text:p>
          </table:table-cell>
          <table:table-cell office:value-type="float" office:value="2" calcext:value-type="float">
            <text:p>2</text:p>
          </table:table-cell>
          <table:table-cell table:formula="of:=[.C22]-[.I25]" office:value-type="float" office:value="185.33" calcext:value-type="float">
            <text:p>185.33</text:p>
          </table:table-cell>
          <table:table-cell office:value-type="float" office:value="449.67" calcext:value-type="float">
            <text:p>450</text:p>
          </table:table-cell>
          <table:table-cell/>
          <table:table-cell table:formula="of:=[.L25]/25.4" office:value-type="float" office:value="17.7035433070866" calcext:value-type="float">
            <text:p>17.7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brace_bar_fin_2_b</text:p>
          </table:table-cell>
          <table:table-cell office:value-type="string" calcext:value-type="string">
            <text:p>W</text:p>
          </table:table-cell>
          <table:table-cell table:formula="of:=SUM([.L26:.M26])" office:value-type="float" office:value="449.67" calcext:value-type="float">
            <text:p>449.67</text:p>
          </table:table-cell>
          <table:table-cell office:value-type="float" office:value="1" calcext:value-type="float">
            <text:p>1</text:p>
          </table:table-cell>
          <table:table-cell table:formula="of:=[.C22]-[.I26]" office:value-type="float" office:value="185.33" calcext:value-type="float">
            <text:p>185.33</text:p>
          </table:table-cell>
          <table:table-cell office:value-type="float" office:value="449.67" calcext:value-type="float">
            <text:p>450</text:p>
          </table:table-cell>
          <table:table-cell/>
          <table:table-cell table:formula="of:=[.L26]/25.4" office:value-type="float" office:value="17.7035433070866" calcext:value-type="float">
            <text:p>17.70</text:p>
          </table:table-cell>
          <table:table-cell/>
        </table:table-row>
      </table:table>
      <table:table table:name="Prép Assemblage" table:style-name="ta1"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pléter l’assemblage avec des vis seulement pour vérifier la conformité de la structure</text:p>
          </table:table-cell>
        </table:table-row>
        <table:table-row table:style-name="ro1">
          <table:table-cell/>
          <table:table-cell office:value-type="string" calcext:value-type="string">
            <text:p>Utiliser le nombre de vis spécifiée à côté de la pièce</text:p>
          </table:table-cell>
        </table:table-row>
        <table:table-row table:style-name="ro1">
          <table:table-cell/>
          <table:table-cell office:value-type="string" calcext:value-type="string">
            <text:p>Répartir les vis uniformément sur la pièce</text:p>
          </table:table-cell>
        </table:table-row>
        <table:table-row table:style-name="ro1">
          <table:table-cell/>
          <table:table-cell office:value-type="string" calcext:value-type="string">
            <text:p>Mesurer ssssss</text:p>
          </table:table-cell>
        </table:table-row>
      </table:table>
      <table:table table:name="Assemblage 1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SASS1</text:p>
          </table:table-cell>
          <table:table-cell table:style-name="ce1" office:value-type="string" calcext:value-type="string">
            <text:p>Fixer les pièces des assemblages de côté (1)</text:p>
          </table:table-cell>
          <table:table-cell office:value-type="string" calcext:value-type="string">
            <text:p>Dessin: Assemblage: Side Panel 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style-name="ce1" office:value-type="string" calcext:value-type="string">
            <text:p>nombre de vis</text:p>
          </table:table-cell>
          <table:table-cell table:style-name="ce1" office:value-type="string" calcext:value-type="string">
            <text:p>Commentair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de_panel_1_bar_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ide_panel_1_bar_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ide_panel_1_bar_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ddle_brace_bar_side_panel_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ide_panel_1_bar_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office:value-type="string" calcext:value-type="string">
            <text:p>Panneau P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SS2</text:p>
          </table:table-cell>
          <table:table-cell table:style-name="ce1" office:value-type="string" calcext:value-type="string">
            <text:p>Fixer les pièces des assemblages de côté (2)</text:p>
          </table:table-cell>
          <table:table-cell office:value-type="string" calcext:value-type="string">
            <text:p>Dessin: Assemblage: Side Panel 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style-name="ce1" office:value-type="string" calcext:value-type="string">
            <text:p>nombre de vis</text:p>
          </table:table-cell>
          <table:table-cell table:style-name="ce1" office:value-type="string" calcext:value-type="string">
            <text:p>Commentair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de_panel_2_bar_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iddle_brace_bar_side_panel_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ide_panel_2_bar_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ide_panel_1_bar_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office:value-type="string" calcext:value-type="string">
            <text:p>Panneau P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SS</text:p>
          </table:table-cell>
          <table:table-cell table:style-name="ce1" office:value-type="string" calcext:value-type="string">
            <text:p>Fixer les pièces de l'assemblage de face</text:p>
          </table:table-cell>
          <table:table-cell office:value-type="string" calcext:value-type="string">
            <text:p>Dessin: Assemblage: Front Panel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style-name="ce1" office:value-type="string" calcext:value-type="string">
            <text:p>nombre de vis</text:p>
          </table:table-cell>
          <table:table-cell table:style-name="ce1" office:value-type="string" calcext:value-type="string">
            <text:p>Commentair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ont_panel_bar_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ront_panel_bar_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ross_brace_fin_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office:value-type="string" calcext:value-type="string">
            <text:p>Panneau P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ssemblages de côtés et derrière (1)</text:p>
          </table:table-cell>
          <table:table-cell office:value-type="string" calcext:value-type="string">
            <text:p>Dessin: Back Side Assembly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# de pièce dans dessin</text:p>
          </table:table-cell>
          <table:table-cell table:style-name="ce1" office:value-type="string" calcext:value-type="string">
            <text:p>nom de la pièce</text:p>
          </table:table-cell>
          <table:table-cell table:style-name="ce1" office:value-type="string" calcext:value-type="string">
            <text:p>nombre de vis</text:p>
          </table:table-cell>
          <table:table-cell table:style-name="ce1" office:value-type="string" calcext:value-type="string">
            <text:p>Commentair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race_bar_back_panel_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race_bar_back_panel_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ross_brace_fin_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6</text:p>
          </table:table-cell>
          <table:table-cell office:value-type="string" calcext:value-type="string">
            <text:p>Panneau P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8</text:p>
          </table:table-cell>
          <table:table-cell office:value-type="string" calcext:value-type="string">
            <text:p>Panneau P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6:47:29.928389257</meta:creation-date>
    <dc:date>2025-05-11T01:47:13.141613098</dc:date>
    <meta:editing-duration>PT14H35M36S</meta:editing-duration>
    <meta:editing-cycles>44</meta:editing-cycles>
    <meta:generator>LibreOffice/7.4.7.2$Linux_X86_64 LibreOffice_project/40$Build-2</meta:generator>
    <meta:document-statistic meta:table-count="4" meta:cell-count="270" meta:object-count="0"/>
  </office:meta>
</office:document-meta>
</file>